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emove select and replace it with s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4"/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9"/>
          <table:table-cell office:value-type="string" calcext:value-type="string">
            <text:p>Dtors (to Write .c)</text:p>
          </table:table-cell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9"/>
          <table:table-cell office:value-type="string" calcext:value-type="string">
            <text:p>+: slices <text:span text:style-name="T1">(</text:span>to Write<text:span text:style-name="T1">)</text:span>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</table:table-row>
        <table:table-row table:style-name="ro2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3" office:value-type="string" calcext:value-type="string">
            <text:p>error in case:</text:p>
            <text:p>If (..) {</text:p>
            <text:p>} if (…)</text:p>
          </table:table-cell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</table:table-row>
        <table:table-row table:style-name="ro3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3" office:value-type="string" calcext:value-type="string">
            <text:p>if(){</text:p>
            <text:p>..</text:p>
            <text:p>}</text:p>
            <text:p>Elif</text:p>
          </table:table-cell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10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4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 style:data-style-name="N2" text:time-value="12:24:57.162124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7-20T18:18:30.661119017</dc:date>
    <meta:editing-duration>P49DT19H18M40S</meta:editing-duration>
    <meta:editing-cycles>51</meta:editing-cycles>
    <meta:generator>LibreOffice/24.2.4.2$Linux_X86_64 LibreOffice_project/420$Build-2</meta:generator>
    <meta:document-statistic meta:table-count="5" meta:cell-count="82" meta:object-count="0"/>
  </office:meta>
</office:document-meta>
</file>